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48.2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51.82mm"/>
    </style:style>
    <style:style style:name="co9" style:family="table-column">
      <style:table-column-properties fo:break-before="auto" style:column-width="61.35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64.63mm"/>
    </style:style>
    <style:style style:name="co12" style:family="table-column">
      <style:table-column-properties fo:break-before="auto" style:column-width="56.99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45.83mm"/>
    </style:style>
    <style:style style:name="co15" style:family="table-column">
      <style:table-column-properties fo:break-before="auto" style:column-width="73.34mm"/>
    </style:style>
    <style:style style:name="co16" style:family="table-column">
      <style:table-column-properties fo:break-before="auto" style:column-width="49.92mm"/>
    </style:style>
    <style:style style:name="co17" style:family="table-column">
      <style:table-column-properties fo:break-before="auto" style:column-width="48.01mm"/>
    </style:style>
    <style:style style:name="co18" style:family="table-column">
      <style:table-column-properties fo:break-before="auto" style:column-width="28.4mm"/>
    </style:style>
    <style:style style:name="co19" style:family="table-column">
      <style:table-column-properties fo:break-before="auto" style:column-width="30.04mm"/>
    </style:style>
    <style:style style:name="co20" style:family="table-column">
      <style:table-column-properties fo:break-before="auto" style:column-width="30.85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earch_results_exp8.2_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__criterion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features</text:p>
          </table:table-cell>
          <table:table-cell office:value-type="string" calcext:value-type="string">
            <text:p>param_clf__max_leaf_nodes</text:p>
          </table:table-cell>
          <table:table-cell table:style-name="Default" office:value-type="string" calcext:value-type="string">
            <text:p>param_clf__min_impurity_split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min_weight_fraction_leaf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union__abstractPosTokLemSyn</text:p>
          </table:table-cell>
          <table:table-cell office:value-type="string" calcext:value-type="string">
            <text:p>param_union__abstractWordCount</text:p>
          </table:table-cell>
          <table:table-cell office:value-type="string" calcext:value-type="string">
            <text:p>param_union__char_ngrams</text:p>
          </table:table-cell>
          <table:table-cell office:value-type="string" calcext:value-type="string">
            <text:p>param_union__keyword_vector</text:p>
          </table:table-cell>
          <table:table-cell office:value-type="string" calcext:value-type="string">
            <text:p>param_union__term_vector</text:p>
          </table:table-cell>
          <table:table-cell office:value-type="string" calcext:value-type="string">
            <text:p>param_union__term_vector__select_chi2__k</text:p>
          </table:table-cell>
          <table:table-cell office:value-type="string" calcext:value-type="string">
            <text:p>param_union__titleWordCount</text:p>
          </table:table-cell>
          <table:table-cell office:value-type="string" calcext:value-type="string">
            <text:p>param_union__word_ngrams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.59936780929565" calcext:value-type="float">
            <text:p>2.59936780929565</text:p>
          </table:table-cell>
          <table:table-cell office:value-type="float" office:value="0.316628122329712" calcext:value-type="float">
            <text:p>0.316628122329712</text:p>
          </table:table-cell>
          <table:table-cell office:value-type="float" office:value="0.862004950495049" calcext:value-type="float">
            <text:p>0.862004950495049</text:p>
          </table:table-cell>
          <table:table-cell office:value-type="float" office:value="0.880878701462268" calcext:value-type="float">
            <text:p>0.880878701462268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0804953560372" calcext:value-type="float">
            <text:p>0.880804953560372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75483372003094" calcext:value-type="float">
            <text:p>0.875483372003094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83990719257541" calcext:value-type="float">
            <text:p>0.883990719257541</text:p>
          </table:table-cell>
          <table:table-cell office:value-type="float" office:value="0.848297213622291" calcext:value-type="float">
            <text:p>0.848297213622291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0233457986929785" calcext:value-type="float">
            <text:p>0.023345798692979</text:p>
          </table:table-cell>
          <table:table-cell office:value-type="float" office:value="0.0023579020035079" calcext:value-type="float">
            <text:p>0.002357902003508</text:p>
          </table:table-cell>
          <table:table-cell office:value-type="float" office:value="0.00839927616627661" calcext:value-type="float">
            <text:p>0.008399276166277</text:p>
          </table:table-cell>
          <table:table-cell office:value-type="float" office:value="0.00297553924612653" calcext:value-type="float">
            <text:p>0.002975539246127</text:p>
          </table:table-cell>
        </table:table-row>
        <table:table-row table:style-name="ro1">
          <table:table-cell office:value-type="float" office:value="2.60168838500977" calcext:value-type="float">
            <text:p>2.60168838500977</text:p>
          </table:table-cell>
          <table:table-cell office:value-type="float" office:value="0.327628421783447" calcext:value-type="float">
            <text:p>0.327628421783447</text:p>
          </table:table-cell>
          <table:table-cell office:value-type="float" office:value="0.865717821782178" calcext:value-type="float">
            <text:p>0.865717821782178</text:p>
          </table:table-cell>
          <table:table-cell office:value-type="float" office:value="0.882116492952047" calcext:value-type="float">
            <text:p>0.882116492952047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54938271604938" calcext:value-type="float">
            <text:p>0.854938271604938</text:p>
          </table:table-cell>
          <table:table-cell office:value-type="float" office:value="0.88312693498452" calcext:value-type="float">
            <text:p>0.88312693498452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77030162412993" calcext:value-type="float">
            <text:p>0.877030162412993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046100063598831" calcext:value-type="float">
            <text:p>0.046100063598831</text:p>
          </table:table-cell>
          <table:table-cell office:value-type="float" office:value="0.0122462626601665" calcext:value-type="float">
            <text:p>0.012246262660167</text:p>
          </table:table-cell>
          <table:table-cell office:value-type="float" office:value="0.00920318282175686" calcext:value-type="float">
            <text:p>0.009203182821757</text:p>
          </table:table-cell>
          <table:table-cell office:value-type="float" office:value="0.00282863273112738" calcext:value-type="float">
            <text:p>0.002828632731127</text:p>
          </table:table-cell>
        </table:table-row>
        <table:table-row table:style-name="ro1">
          <table:table-cell office:value-type="float" office:value="2.58791036605835" calcext:value-type="float">
            <text:p>2.58791036605835</text:p>
          </table:table-cell>
          <table:table-cell office:value-type="float" office:value="0.342417287826538" calcext:value-type="float">
            <text:p>0.342417287826538</text:p>
          </table:table-cell>
          <table:table-cell office:value-type="float" office:value="0.863861386138614" calcext:value-type="float">
            <text:p>0.863861386138614</text:p>
          </table:table-cell>
          <table:table-cell office:value-type="float" office:value="0.882581128678117" calcext:value-type="float">
            <text:p>0.882581128678117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54938271604938" calcext:value-type="float">
            <text:p>0.854938271604938</text:p>
          </table:table-cell>
          <table:table-cell office:value-type="float" office:value="0.886996904024768" calcext:value-type="float">
            <text:p>0.886996904024768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77030162412993" calcext:value-type="float">
            <text:p>0.877030162412993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51393188854489" calcext:value-type="float">
            <text:p>0.851393188854489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153814258092504" calcext:value-type="float">
            <text:p>0.153814258092504</text:p>
          </table:table-cell>
          <table:table-cell office:value-type="float" office:value="0.0374295928459939" calcext:value-type="float">
            <text:p>0.037429592845994</text:p>
          </table:table-cell>
          <table:table-cell office:value-type="float" office:value="0.0088813725053596" calcext:value-type="float">
            <text:p>0.00888137250536</text:p>
          </table:table-cell>
          <table:table-cell office:value-type="float" office:value="0.00351872516306194" calcext:value-type="float">
            <text:p>0.003518725163062</text:p>
          </table:table-cell>
        </table:table-row>
        <table:table-row table:style-name="ro1">
          <table:table-cell office:value-type="float" office:value="2.60566554069519" calcext:value-type="float">
            <text:p>2.60566554069519</text:p>
          </table:table-cell>
          <table:table-cell office:value-type="float" office:value="0.364177894592285" calcext:value-type="float">
            <text:p>0.364177894592285</text:p>
          </table:table-cell>
          <table:table-cell office:value-type="float" office:value="0.868811881188119" calcext:value-type="float">
            <text:p>0.868811881188119</text:p>
          </table:table-cell>
          <table:table-cell office:value-type="float" office:value="0.883199605400836" calcext:value-type="float">
            <text:p>0.88319960540083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77803557617943" calcext:value-type="float">
            <text:p>0.877803557617943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3990719257541" calcext:value-type="float">
            <text:p>0.883990719257541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138467684355124" calcext:value-type="float">
            <text:p>0.138467684355124</text:p>
          </table:table-cell>
          <table:table-cell office:value-type="float" office:value="0.0443354300501444" calcext:value-type="float">
            <text:p>0.044335430050144</text:p>
          </table:table-cell>
          <table:table-cell office:value-type="float" office:value="0.0071637537270949" calcext:value-type="float">
            <text:p>0.007163753727095</text:p>
          </table:table-cell>
          <table:table-cell office:value-type="float" office:value="0.00283791131397439" calcext:value-type="float">
            <text:p>0.002837911313974</text:p>
          </table:table-cell>
        </table:table-row>
        <table:table-row table:style-name="ro1">
          <table:table-cell office:value-type="float" office:value="2.58059730529785" calcext:value-type="float">
            <text:p>2.58059730529785</text:p>
          </table:table-cell>
          <table:table-cell office:value-type="float" office:value="0.388982009887695" calcext:value-type="float">
            <text:p>0.388982009887695</text:p>
          </table:table-cell>
          <table:table-cell office:value-type="float" office:value="0.868193069306931" calcext:value-type="float">
            <text:p>0.868193069306931</text:p>
          </table:table-cell>
          <table:table-cell office:value-type="float" office:value="0.883508963482817" calcext:value-type="float">
            <text:p>0.883508963482817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77803557617943" calcext:value-type="float">
            <text:p>0.877803557617943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155665874129593" calcext:value-type="float">
            <text:p>0.155665874129593</text:p>
          </table:table-cell>
          <table:table-cell office:value-type="float" office:value="0.0537255127813163" calcext:value-type="float">
            <text:p>0.053725512781316</text:p>
          </table:table-cell>
          <table:table-cell office:value-type="float" office:value="0.00635921499163858" calcext:value-type="float">
            <text:p>0.006359214991639</text:p>
          </table:table-cell>
          <table:table-cell office:value-type="float" office:value="0.00314373177562386" calcext:value-type="float">
            <text:p>0.003143731775624</text:p>
          </table:table-cell>
        </table:table-row>
        <table:table-row table:style-name="ro1">
          <table:table-cell office:value-type="float" office:value="2.60263204574585" calcext:value-type="float">
            <text:p>2.60263204574585</text:p>
          </table:table-cell>
          <table:table-cell office:value-type="float" office:value="0.359852600097656" calcext:value-type="float">
            <text:p>0.359852600097656</text:p>
          </table:table-cell>
          <table:table-cell office:value-type="float" office:value="0.863861386138614" calcext:value-type="float">
            <text:p>0.863861386138614</text:p>
          </table:table-cell>
          <table:table-cell office:value-type="float" office:value="0.882272010037377" calcext:value-type="float">
            <text:p>0.882272010037377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76256767208043" calcext:value-type="float">
            <text:p>0.876256767208043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3990719257541" calcext:value-type="float">
            <text:p>0.883990719257541</text:p>
          </table:table-cell>
          <table:table-cell office:value-type="float" office:value="0.848297213622291" calcext:value-type="float">
            <text:p>0.848297213622291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79350348027842" calcext:value-type="float">
            <text:p>0.879350348027842</text:p>
          </table:table-cell>
          <table:table-cell office:value-type="float" office:value="0.103339437070051" calcext:value-type="float">
            <text:p>0.103339437070051</text:p>
          </table:table-cell>
          <table:table-cell office:value-type="float" office:value="0.0503260081200647" calcext:value-type="float">
            <text:p>0.050326008120065</text:p>
          </table:table-cell>
          <table:table-cell office:value-type="float" office:value="0.00872554440483455" calcext:value-type="float">
            <text:p>0.008725544404835</text:p>
          </table:table-cell>
          <table:table-cell office:value-type="float" office:value="0.00419322975225652" calcext:value-type="float">
            <text:p>0.004193229752257</text:p>
          </table:table-cell>
        </table:table-row>
        <table:table-row table:style-name="ro1">
          <table:table-cell office:value-type="float" office:value="3.0709641456604" calcext:value-type="float">
            <text:p>3.0709641456604</text:p>
          </table:table-cell>
          <table:table-cell office:value-type="float" office:value="0.432929468154907" calcext:value-type="float">
            <text:p>0.432929468154907</text:p>
          </table:table-cell>
          <table:table-cell office:value-type="float" office:value="0.867574257425743" calcext:value-type="float">
            <text:p>0.867574257425743</text:p>
          </table:table-cell>
          <table:table-cell office:value-type="float" office:value="0.884591956210986" calcext:value-type="float">
            <text:p>0.88459195621098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6996904024768" calcext:value-type="float">
            <text:p>0.886996904024768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79350348027842" calcext:value-type="float">
            <text:p>0.87935034802784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157168497957672" calcext:value-type="float">
            <text:p>0.157168497957672</text:p>
          </table:table-cell>
          <table:table-cell office:value-type="float" office:value="0.00831327958017177" calcext:value-type="float">
            <text:p>0.008313279580172</text:p>
          </table:table-cell>
          <table:table-cell office:value-type="float" office:value="0.00648285425961373" calcext:value-type="float">
            <text:p>0.006482854259614</text:p>
          </table:table-cell>
          <table:table-cell office:value-type="float" office:value="0.00349463389662777" calcext:value-type="float">
            <text:p>0.003494633896628</text:p>
          </table:table-cell>
        </table:table-row>
        <table:table-row table:style-name="ro1">
          <table:table-cell office:value-type="float" office:value="3.15541090965271" calcext:value-type="float">
            <text:p>3.15541090965271</text:p>
          </table:table-cell>
          <table:table-cell office:value-type="float" office:value="0.439085292816162" calcext:value-type="float">
            <text:p>0.439085292816162</text:p>
          </table:table-cell>
          <table:table-cell office:value-type="float" office:value="0.86509900990099" calcext:value-type="float">
            <text:p>0.86509900990099</text:p>
          </table:table-cell>
          <table:table-cell office:value-type="float" office:value="0.884901314292966" calcext:value-type="float">
            <text:p>0.88490131429296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6996904024768" calcext:value-type="float">
            <text:p>0.886996904024768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0648451172506145" calcext:value-type="float">
            <text:p>0.064845117250615</text:p>
          </table:table-cell>
          <table:table-cell office:value-type="float" office:value="0.00880765209819352" calcext:value-type="float">
            <text:p>0.008807652098194</text:p>
          </table:table-cell>
          <table:table-cell office:value-type="float" office:value="0.00836809528621229" calcext:value-type="float">
            <text:p>0.008368095286212</text:p>
          </table:table-cell>
          <table:table-cell office:value-type="float" office:value="0.00254580740991173" calcext:value-type="float">
            <text:p>0.002545807409912</text:p>
          </table:table-cell>
        </table:table-row>
        <table:table-row table:style-name="ro1">
          <table:table-cell office:value-type="float" office:value="3.15638465881348" calcext:value-type="float">
            <text:p>3.15638465881348</text:p>
          </table:table-cell>
          <table:table-cell office:value-type="float" office:value="0.435807609558106" calcext:value-type="float">
            <text:p>0.435807609558106</text:p>
          </table:table-cell>
          <table:table-cell office:value-type="float" office:value="0.865717821782178" calcext:value-type="float">
            <text:p>0.865717821782178</text:p>
          </table:table-cell>
          <table:table-cell office:value-type="float" office:value="0.885055993333956" calcext:value-type="float">
            <text:p>0.88505599333395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6996904024768" calcext:value-type="float">
            <text:p>0.886996904024768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78576952822892" calcext:value-type="float">
            <text:p>0.87857695282289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0908824024715057" calcext:value-type="float">
            <text:p>0.090882402471506</text:p>
          </table:table-cell>
          <table:table-cell office:value-type="float" office:value="0.00994570786737824" calcext:value-type="float">
            <text:p>0.009945707867378</text:p>
          </table:table-cell>
          <table:table-cell office:value-type="float" office:value="0.00688985115924813" calcext:value-type="float">
            <text:p>0.006889851159248</text:p>
          </table:table-cell>
          <table:table-cell office:value-type="float" office:value="0.00421656597291936" calcext:value-type="float">
            <text:p>0.004216565972919</text:p>
          </table:table-cell>
        </table:table-row>
        <table:table-row table:style-name="ro1">
          <table:table-cell office:value-type="float" office:value="3.19125633239746" calcext:value-type="float">
            <text:p>3.19125633239746</text:p>
          </table:table-cell>
          <table:table-cell office:value-type="float" office:value="0.435506963729858" calcext:value-type="float">
            <text:p>0.435506963729858</text:p>
          </table:table-cell>
          <table:table-cell office:value-type="float" office:value="0.866336633663366" calcext:value-type="float">
            <text:p>0.866336633663366</text:p>
          </table:table-cell>
          <table:table-cell office:value-type="float" office:value="0.884128038808636" calcext:value-type="float">
            <text:p>0.88412803880863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7770897832817" calcext:value-type="float">
            <text:p>0.887770897832817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79350348027842" calcext:value-type="float">
            <text:p>0.879350348027842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100350298004679" calcext:value-type="float">
            <text:p>0.100350298004679</text:p>
          </table:table-cell>
          <table:table-cell office:value-type="float" office:value="0.0114882362944435" calcext:value-type="float">
            <text:p>0.011488236294444</text:p>
          </table:table-cell>
          <table:table-cell office:value-type="float" office:value="0.00587945631175862" calcext:value-type="float">
            <text:p>0.005879456311759</text:p>
          </table:table-cell>
          <table:table-cell office:value-type="float" office:value="0.0036231345287414" calcext:value-type="float">
            <text:p>0.003623134528741</text:p>
          </table:table-cell>
        </table:table-row>
        <table:table-row table:style-name="ro1">
          <table:table-cell office:value-type="float" office:value="3.13581800460815" calcext:value-type="float">
            <text:p>3.13581800460815</text:p>
          </table:table-cell>
          <table:table-cell office:value-type="float" office:value="0.433700180053711" calcext:value-type="float">
            <text:p>0.433700180053711</text:p>
          </table:table-cell>
          <table:table-cell office:value-type="float" office:value="0.866955445544554" calcext:value-type="float">
            <text:p>0.866955445544554</text:p>
          </table:table-cell>
          <table:table-cell office:value-type="float" office:value="0.886448224423485" calcext:value-type="float">
            <text:p>0.8864482244234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7770897832817" calcext:value-type="float">
            <text:p>0.88777089783281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0337521104233626" calcext:value-type="float">
            <text:p>0.033752110423363</text:p>
          </table:table-cell>
          <table:table-cell office:value-type="float" office:value="0.00963863606598623" calcext:value-type="float">
            <text:p>0.009638636065986</text:p>
          </table:table-cell>
          <table:table-cell office:value-type="float" office:value="0.00909640780773086" calcext:value-type="float">
            <text:p>0.009096407807731</text:p>
          </table:table-cell>
          <table:table-cell office:value-type="float" office:value="0.00286064347469174" calcext:value-type="float">
            <text:p>0.002860643474692</text:p>
          </table:table-cell>
        </table:table-row>
        <table:table-row table:style-name="ro1">
          <table:table-cell office:value-type="float" office:value="3.16640424728394" calcext:value-type="float">
            <text:p>3.16640424728394</text:p>
          </table:table-cell>
          <table:table-cell office:value-type="float" office:value="0.432118129730225" calcext:value-type="float">
            <text:p>0.432118129730225</text:p>
          </table:table-cell>
          <table:table-cell office:value-type="float" office:value="0.866336633663366" calcext:value-type="float">
            <text:p>0.866336633663366</text:p>
          </table:table-cell>
          <table:table-cell office:value-type="float" office:value="0.884901553734206" calcext:value-type="float">
            <text:p>0.88490155373420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0627974872654151" calcext:value-type="float">
            <text:p>0.062797487265415</text:p>
          </table:table-cell>
          <table:table-cell office:value-type="float" office:value="0.00676580714014186" calcext:value-type="float">
            <text:p>0.006765807140142</text:p>
          </table:table-cell>
          <table:table-cell office:value-type="float" office:value="0.00657994372870559" calcext:value-type="float">
            <text:p>0.006579943728706</text:p>
          </table:table-cell>
          <table:table-cell office:value-type="float" office:value="0.00243932252990477" calcext:value-type="float">
            <text:p>0.002439322529905</text:p>
          </table:table-cell>
        </table:table-row>
        <table:table-row table:style-name="ro1">
          <table:table-cell office:value-type="float" office:value="3.12785973548889" calcext:value-type="float">
            <text:p>3.12785973548889</text:p>
          </table:table-cell>
          <table:table-cell office:value-type="float" office:value="0.431680917739868" calcext:value-type="float">
            <text:p>0.431680917739868</text:p>
          </table:table-cell>
          <table:table-cell office:value-type="float" office:value="0.870049504950495" calcext:value-type="float">
            <text:p>0.870049504950495</text:p>
          </table:table-cell>
          <table:table-cell office:value-type="float" office:value="0.887222098510915" calcext:value-type="float">
            <text:p>0.88722209851091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90866873065015" calcext:value-type="float">
            <text:p>0.89086687306501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90951276102088" calcext:value-type="float">
            <text:p>0.890951276102088</text:p>
          </table:table-cell>
          <table:table-cell office:value-type="float" office:value="0.106261015332938" calcext:value-type="float">
            <text:p>0.106261015332938</text:p>
          </table:table-cell>
          <table:table-cell office:value-type="float" office:value="0.00746851328080962" calcext:value-type="float">
            <text:p>0.00746851328081</text:p>
          </table:table-cell>
          <table:table-cell office:value-type="float" office:value="0.00869723088538914" calcext:value-type="float">
            <text:p>0.008697230885389</text:p>
          </table:table-cell>
          <table:table-cell office:value-type="float" office:value="0.00345460756777373" calcext:value-type="float">
            <text:p>0.003454607567774</text:p>
          </table:table-cell>
        </table:table-row>
        <table:table-row table:style-name="ro1">
          <table:table-cell office:value-type="float" office:value="3.05679593086243" calcext:value-type="float">
            <text:p>3.05679593086243</text:p>
          </table:table-cell>
          <table:table-cell office:value-type="float" office:value="0.430031824111939" calcext:value-type="float">
            <text:p>0.430031824111939</text:p>
          </table:table-cell>
          <table:table-cell office:value-type="float" office:value="0.870668316831683" calcext:value-type="float">
            <text:p>0.870668316831683</text:p>
          </table:table-cell>
          <table:table-cell office:value-type="float" office:value="0.886138866341506" calcext:value-type="float">
            <text:p>0.88613886634150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87770897832817" calcext:value-type="float">
            <text:p>0.88777089783281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0485564307935961" calcext:value-type="float">
            <text:p>0.048556430793596</text:p>
          </table:table-cell>
          <table:table-cell office:value-type="float" office:value="0.0163802775643135" calcext:value-type="float">
            <text:p>0.016380277564314</text:p>
          </table:table-cell>
          <table:table-cell office:value-type="float" office:value="0.00980986242178048" calcext:value-type="float">
            <text:p>0.00980986242178</text:p>
          </table:table-cell>
          <table:table-cell office:value-type="float" office:value="0.00214095764415494" calcext:value-type="float">
            <text:p>0.002140957644155</text:p>
          </table:table-cell>
        </table:table-row>
        <table:table-row table:style-name="ro1">
          <table:table-cell office:value-type="float" office:value="3.04793314933777" calcext:value-type="float">
            <text:p>3.04793314933777</text:p>
          </table:table-cell>
          <table:table-cell office:value-type="float" office:value="0.4318922996521" calcext:value-type="float">
            <text:p>0.4318922996521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886293186220636" calcext:value-type="float">
            <text:p>0.88629318622063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0618287594601814" calcext:value-type="float">
            <text:p>0.061828759460181</text:p>
          </table:table-cell>
          <table:table-cell office:value-type="float" office:value="0.0116198983127064" calcext:value-type="float">
            <text:p>0.011619898312706</text:p>
          </table:table-cell>
          <table:table-cell office:value-type="float" office:value="0.00519004475920697" calcext:value-type="float">
            <text:p>0.005190044759207</text:p>
          </table:table-cell>
          <table:table-cell office:value-type="float" office:value="0.00469470127984026" calcext:value-type="float">
            <text:p>0.00469470127984</text:p>
          </table:table-cell>
        </table:table-row>
        <table:table-row table:style-name="ro1">
          <table:table-cell office:value-type="float" office:value="3.0981761932373" calcext:value-type="float">
            <text:p>3.0981761932373</text:p>
          </table:table-cell>
          <table:table-cell office:value-type="float" office:value="0.425466966629028" calcext:value-type="float">
            <text:p>0.425466966629028</text:p>
          </table:table-cell>
          <table:table-cell office:value-type="float" office:value="0.868811881188119" calcext:value-type="float">
            <text:p>0.868811881188119</text:p>
          </table:table-cell>
          <table:table-cell office:value-type="float" office:value="0.885983828138656" calcext:value-type="float">
            <text:p>0.88598382813865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0792236863721974" calcext:value-type="float">
            <text:p>0.079223686372198</text:p>
          </table:table-cell>
          <table:table-cell office:value-type="float" office:value="0.00648788206430454" calcext:value-type="float">
            <text:p>0.006487882064305</text:p>
          </table:table-cell>
          <table:table-cell office:value-type="float" office:value="0.00562448610724189" calcext:value-type="float">
            <text:p>0.005624486107242</text:p>
          </table:table-cell>
          <table:table-cell office:value-type="float" office:value="0.00351615024980102" calcext:value-type="float">
            <text:p>0.003516150249801</text:p>
          </table:table-cell>
        </table:table-row>
        <table:table-row table:style-name="ro1">
          <table:table-cell office:value-type="float" office:value="2.80508871078491" calcext:value-type="float">
            <text:p>2.80508871078491</text:p>
          </table:table-cell>
          <table:table-cell office:value-type="float" office:value="0.3774827003479" calcext:value-type="float">
            <text:p>0.3774827003479</text:p>
          </table:table-cell>
          <table:table-cell office:value-type="float" office:value="0.873143564356436" calcext:value-type="float">
            <text:p>0.873143564356436</text:p>
          </table:table-cell>
          <table:table-cell office:value-type="float" office:value="0.885984307021135" calcext:value-type="float">
            <text:p>0.88598430702113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7037037037037" calcext:value-type="float">
            <text:p>0.87037037037037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382706922232687" calcext:value-type="float">
            <text:p>0.382706922232687</text:p>
          </table:table-cell>
          <table:table-cell office:value-type="float" office:value="0.0532916440383922" calcext:value-type="float">
            <text:p>0.053291644038392</text:p>
          </table:table-cell>
          <table:table-cell office:value-type="float" office:value="0.0072922531559914" calcext:value-type="float">
            <text:p>0.007292253155991</text:p>
          </table:table-cell>
          <table:table-cell office:value-type="float" office:value="0.00298438454905329" calcext:value-type="float">
            <text:p>0.002984384549053</text:p>
          </table:table-cell>
        </table:table-row>
        <table:table-row table:style-name="ro1">
          <table:table-cell office:value-type="float" office:value="2.58031044006348" calcext:value-type="float">
            <text:p>2.58031044006348</text:p>
          </table:table-cell>
          <table:table-cell office:value-type="float" office:value="0.314655447006226" calcext:value-type="float">
            <text:p>0.314655447006226</text:p>
          </table:table-cell>
          <table:table-cell office:value-type="float" office:value="0.866336633663366" calcext:value-type="float">
            <text:p>0.866336633663366</text:p>
          </table:table-cell>
          <table:table-cell office:value-type="float" office:value="0.884901553734206" calcext:value-type="float">
            <text:p>0.88490155373420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0245688716486934" calcext:value-type="float">
            <text:p>0.024568871648693</text:p>
          </table:table-cell>
          <table:table-cell office:value-type="float" office:value="0.00194236843320643" calcext:value-type="float">
            <text:p>0.001942368433206</text:p>
          </table:table-cell>
          <table:table-cell office:value-type="float" office:value="0.00657994372870559" calcext:value-type="float">
            <text:p>0.006579943728706</text:p>
          </table:table-cell>
          <table:table-cell office:value-type="float" office:value="0.00243932252990477" calcext:value-type="float">
            <text:p>0.002439322529905</text:p>
          </table:table-cell>
        </table:table-row>
        <table:table-row table:style-name="ro1">
          <table:table-cell office:value-type="float" office:value="2.58115830421448" calcext:value-type="float">
            <text:p>2.58115830421448</text:p>
          </table:table-cell>
          <table:table-cell office:value-type="float" office:value="0.316018962860107" calcext:value-type="float">
            <text:p>0.316018962860107</text:p>
          </table:table-cell>
          <table:table-cell office:value-type="float" office:value="0.868193069306931" calcext:value-type="float">
            <text:p>0.868193069306931</text:p>
          </table:table-cell>
          <table:table-cell office:value-type="float" office:value="0.885364752812836" calcext:value-type="float">
            <text:p>0.88536475281283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312693498452" calcext:value-type="float">
            <text:p>0.8831269349845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0454191062528451" calcext:value-type="float">
            <text:p>0.045419106252845</text:p>
          </table:table-cell>
          <table:table-cell office:value-type="float" office:value="0.00236546911539895" calcext:value-type="float">
            <text:p>0.002365469115399</text:p>
          </table:table-cell>
          <table:table-cell office:value-type="float" office:value="0.00856421071649193" calcext:value-type="float">
            <text:p>0.008564210716492</text:p>
          </table:table-cell>
          <table:table-cell office:value-type="float" office:value="0.0024812711119714" calcext:value-type="float">
            <text:p>0.002481271111971</text:p>
          </table:table-cell>
        </table:table-row>
        <table:table-row table:style-name="ro1">
          <table:table-cell office:value-type="float" office:value="2.54625673294067" calcext:value-type="float">
            <text:p>2.54625673294067</text:p>
          </table:table-cell>
          <table:table-cell office:value-type="float" office:value="0.31816873550415" calcext:value-type="float">
            <text:p>0.31816873550415</text:p>
          </table:table-cell>
          <table:table-cell office:value-type="float" office:value="0.866955445544554" calcext:value-type="float">
            <text:p>0.866955445544554</text:p>
          </table:table-cell>
          <table:table-cell office:value-type="float" office:value="0.884591597049126" calcext:value-type="float">
            <text:p>0.88459159704912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390" calcext:value-type="float">
            <text:p>139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4674922600619" calcext:value-type="float">
            <text:p>0.88467492260061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78576952822892" calcext:value-type="float">
            <text:p>0.87857695282289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0439847871715135" calcext:value-type="float">
            <text:p>0.043984787171514</text:p>
          </table:table-cell>
          <table:table-cell office:value-type="float" office:value="0.00477681096118458" calcext:value-type="float">
            <text:p>0.004776810961185</text:p>
          </table:table-cell>
          <table:table-cell office:value-type="float" office:value="0.00930463795747281" calcext:value-type="float">
            <text:p>0.009304637957473</text:p>
          </table:table-cell>
          <table:table-cell office:value-type="float" office:value="0.00310832737930974" calcext:value-type="float">
            <text:p>0.00310832737931</text:p>
          </table:table-cell>
        </table:table-row>
        <table:table-row table:style-name="ro1">
          <table:table-cell office:value-type="float" office:value="2.54410395622253" calcext:value-type="float">
            <text:p>2.54410395622253</text:p>
          </table:table-cell>
          <table:table-cell office:value-type="float" office:value="0.318314170837402" calcext:value-type="float">
            <text:p>0.318314170837402</text:p>
          </table:table-cell>
          <table:table-cell office:value-type="float" office:value="0.867574257425743" calcext:value-type="float">
            <text:p>0.867574257425743</text:p>
          </table:table-cell>
          <table:table-cell office:value-type="float" office:value="0.885983947859276" calcext:value-type="float">
            <text:p>0.88598394785927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6222910216718" calcext:value-type="float">
            <text:p>0.886222910216718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3990719257541" calcext:value-type="float">
            <text:p>0.88399071925754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0573929102492831" calcext:value-type="float">
            <text:p>0.057392910249283</text:p>
          </table:table-cell>
          <table:table-cell office:value-type="float" office:value="0.00364985888280936" calcext:value-type="float">
            <text:p>0.003649858882809</text:p>
          </table:table-cell>
          <table:table-cell office:value-type="float" office:value="0.00677193117703425" calcext:value-type="float">
            <text:p>0.006771931177034</text:p>
          </table:table-cell>
          <table:table-cell office:value-type="float" office:value="0.00287551903593247" calcext:value-type="float">
            <text:p>0.002875519035932</text:p>
          </table:table-cell>
        </table:table-row>
        <table:table-row table:style-name="ro1">
          <table:table-cell office:value-type="float" office:value="2.51083211898804" calcext:value-type="float">
            <text:p>2.51083211898804</text:p>
          </table:table-cell>
          <table:table-cell office:value-type="float" office:value="0.33932318687439" calcext:value-type="float">
            <text:p>0.33932318687439</text:p>
          </table:table-cell>
          <table:table-cell office:value-type="float" office:value="0.870049504950495" calcext:value-type="float">
            <text:p>0.870049504950495</text:p>
          </table:table-cell>
          <table:table-cell office:value-type="float" office:value="0.885829627980145" calcext:value-type="float">
            <text:p>0.8858296279801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0566307830749326" calcext:value-type="float">
            <text:p>0.056630783074933</text:p>
          </table:table-cell>
          <table:table-cell office:value-type="float" office:value="0.042444218636597" calcext:value-type="float">
            <text:p>0.042444218636597</text:p>
          </table:table-cell>
          <table:table-cell office:value-type="float" office:value="0.00508235598689325" calcext:value-type="float">
            <text:p>0.005082355986893</text:p>
          </table:table-cell>
          <table:table-cell office:value-type="float" office:value="0.00240642663110002" calcext:value-type="float">
            <text:p>0.0024064266311</text:p>
          </table:table-cell>
        </table:table-row>
        <table:table-row table:style-name="ro1">
          <table:table-cell office:value-type="float" office:value="2.52249279022217" calcext:value-type="float">
            <text:p>2.52249279022217</text:p>
          </table:table-cell>
          <table:table-cell office:value-type="float" office:value="0.342130994796753" calcext:value-type="float">
            <text:p>0.342130994796753</text:p>
          </table:table-cell>
          <table:table-cell office:value-type="float" office:value="0.870668316831683" calcext:value-type="float">
            <text:p>0.870668316831683</text:p>
          </table:table-cell>
          <table:table-cell office:value-type="float" office:value="0.886138866341506" calcext:value-type="float">
            <text:p>0.88613886634150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87770897832817" calcext:value-type="float">
            <text:p>0.88777089783281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104482955587334" calcext:value-type="float">
            <text:p>0.104482955587334</text:p>
          </table:table-cell>
          <table:table-cell office:value-type="float" office:value="0.0457083640869417" calcext:value-type="float">
            <text:p>0.045708364086942</text:p>
          </table:table-cell>
          <table:table-cell office:value-type="float" office:value="0.00980986242178048" calcext:value-type="float">
            <text:p>0.00980986242178</text:p>
          </table:table-cell>
          <table:table-cell office:value-type="float" office:value="0.00214095764415494" calcext:value-type="float">
            <text:p>0.002140957644155</text:p>
          </table:table-cell>
        </table:table-row>
        <table:table-row table:style-name="ro1">
          <table:table-cell office:value-type="float" office:value="2.5755633354187" calcext:value-type="float">
            <text:p>2.5755633354187</text:p>
          </table:table-cell>
          <table:table-cell office:value-type="float" office:value="0.381399774551392" calcext:value-type="float">
            <text:p>0.381399774551392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886448823026585" calcext:value-type="float">
            <text:p>0.8864488230265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91640866873065" calcext:value-type="float">
            <text:p>0.891640866873065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153654370752295" calcext:value-type="float">
            <text:p>0.153654370752295</text:p>
          </table:table-cell>
          <table:table-cell office:value-type="float" office:value="0.0486792120544501" calcext:value-type="float">
            <text:p>0.04867921205445</text:p>
          </table:table-cell>
          <table:table-cell office:value-type="float" office:value="0.005926730173476" calcext:value-type="float">
            <text:p>0.005926730173476</text:p>
          </table:table-cell>
          <table:table-cell office:value-type="float" office:value="0.00387216525988802" calcext:value-type="float">
            <text:p>0.003872165259888</text:p>
          </table:table-cell>
        </table:table-row>
        <table:table-row table:style-name="ro1">
          <table:table-cell office:value-type="float" office:value="3.04225788116455" calcext:value-type="float">
            <text:p>3.04225788116455</text:p>
          </table:table-cell>
          <table:table-cell office:value-type="float" office:value="0.430622386932373" calcext:value-type="float">
            <text:p>0.430622386932373</text:p>
          </table:table-cell>
          <table:table-cell office:value-type="float" office:value="0.868811881188119" calcext:value-type="float">
            <text:p>0.868811881188119</text:p>
          </table:table-cell>
          <table:table-cell office:value-type="float" office:value="0.886293066500016" calcext:value-type="float">
            <text:p>0.88629306650001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4674922600619" calcext:value-type="float">
            <text:p>0.884674922600619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51393188854489" calcext:value-type="float">
            <text:p>0.851393188854489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246840551998704" calcext:value-type="float">
            <text:p>0.246840551998704</text:p>
          </table:table-cell>
          <table:table-cell office:value-type="float" office:value="0.00758967632747545" calcext:value-type="float">
            <text:p>0.007589676327475</text:p>
          </table:table-cell>
          <table:table-cell office:value-type="float" office:value="0.0123979690856695" calcext:value-type="float">
            <text:p>0.01239796908567</text:p>
          </table:table-cell>
          <table:table-cell office:value-type="float" office:value="0.00140374703364767" calcext:value-type="float">
            <text:p>0.001403747033648</text:p>
          </table:table-cell>
        </table:table-row>
        <table:table-row table:style-name="ro1">
          <table:table-cell office:value-type="float" office:value="3.05811262130737" calcext:value-type="float">
            <text:p>3.05811262130737</text:p>
          </table:table-cell>
          <table:table-cell office:value-type="float" office:value="0.431160593032837" calcext:value-type="float">
            <text:p>0.431160593032837</text:p>
          </table:table-cell>
          <table:table-cell office:value-type="float" office:value="0.872524752475247" calcext:value-type="float">
            <text:p>0.872524752475247</text:p>
          </table:table-cell>
          <table:table-cell office:value-type="float" office:value="0.887686494795745" calcext:value-type="float">
            <text:p>0.8876864947957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10" calcext:value-type="float">
            <text:p>15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93188854489164" calcext:value-type="float">
            <text:p>0.893188854489164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90177880897138" calcext:value-type="float">
            <text:p>0.890177880897138</text:p>
          </table:table-cell>
          <table:table-cell office:value-type="float" office:value="0.0956971099253014" calcext:value-type="float">
            <text:p>0.095697109925301</text:p>
          </table:table-cell>
          <table:table-cell office:value-type="float" office:value="0.00973429704478255" calcext:value-type="float">
            <text:p>0.009734297044783</text:p>
          </table:table-cell>
          <table:table-cell office:value-type="float" office:value="0.00486325398259985" calcext:value-type="float">
            <text:p>0.0048632539826</text:p>
          </table:table-cell>
          <table:table-cell office:value-type="float" office:value="0.00393248527486875" calcext:value-type="float">
            <text:p>0.003932485274869</text:p>
          </table:table-cell>
        </table:table-row>
        <table:table-row table:style-name="ro1">
          <table:table-cell office:value-type="float" office:value="3.10990552902222" calcext:value-type="float">
            <text:p>3.10990552902222</text:p>
          </table:table-cell>
          <table:table-cell office:value-type="float" office:value="0.447518491744995" calcext:value-type="float">
            <text:p>0.447518491744995</text:p>
          </table:table-cell>
          <table:table-cell office:value-type="float" office:value="0.868193069306931" calcext:value-type="float">
            <text:p>0.868193069306931</text:p>
          </table:table-cell>
          <table:table-cell office:value-type="float" office:value="0.887377855037485" calcext:value-type="float">
            <text:p>0.8873778550374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97832817337461" calcext:value-type="float">
            <text:p>0.89783281733746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90177880897138" calcext:value-type="float">
            <text:p>0.890177880897138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0621761543845248" calcext:value-type="float">
            <text:p>0.062176154384525</text:p>
          </table:table-cell>
          <table:table-cell office:value-type="float" office:value="0.0473910760090178" calcext:value-type="float">
            <text:p>0.047391076009018</text:p>
          </table:table-cell>
          <table:table-cell office:value-type="float" office:value="0.00746767871364777" calcext:value-type="float">
            <text:p>0.007467678713648</text:p>
          </table:table-cell>
          <table:table-cell office:value-type="float" office:value="0.00617195931193574" calcext:value-type="float">
            <text:p>0.006171959311936</text:p>
          </table:table-cell>
        </table:table-row>
        <table:table-row table:style-name="ro1">
          <table:table-cell office:value-type="float" office:value="3.13904476165771" calcext:value-type="float">
            <text:p>3.13904476165771</text:p>
          </table:table-cell>
          <table:table-cell office:value-type="float" office:value="0.42717227935791" calcext:value-type="float">
            <text:p>0.42717227935791</text:p>
          </table:table-cell>
          <table:table-cell office:value-type="float" office:value="0.868811881188119" calcext:value-type="float">
            <text:p>0.868811881188119</text:p>
          </table:table-cell>
          <table:table-cell office:value-type="float" office:value="0.885983828138656" calcext:value-type="float">
            <text:p>0.88598382813865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137664622196052" calcext:value-type="float">
            <text:p>0.137664622196052</text:p>
          </table:table-cell>
          <table:table-cell office:value-type="float" office:value="0.0087707819148293" calcext:value-type="float">
            <text:p>0.008770781914829</text:p>
          </table:table-cell>
          <table:table-cell office:value-type="float" office:value="0.00562448610724189" calcext:value-type="float">
            <text:p>0.005624486107242</text:p>
          </table:table-cell>
          <table:table-cell office:value-type="float" office:value="0.00351615024980102" calcext:value-type="float">
            <text:p>0.003516150249801</text:p>
          </table:table-cell>
        </table:table-row>
        <table:table-row table:style-name="ro1">
          <table:table-cell office:value-type="float" office:value="3.08229670524597" calcext:value-type="float">
            <text:p>3.08229670524597</text:p>
          </table:table-cell>
          <table:table-cell office:value-type="float" office:value="0.433473110198975" calcext:value-type="float">
            <text:p>0.433473110198975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885984067579896" calcext:value-type="float">
            <text:p>0.88598406757989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6996904024768" calcext:value-type="float">
            <text:p>0.886996904024768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90177880897138" calcext:value-type="float">
            <text:p>0.890177880897138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0629183001584759" calcext:value-type="float">
            <text:p>0.062918300158476</text:p>
          </table:table-cell>
          <table:table-cell office:value-type="float" office:value="0.00841723674214881" calcext:value-type="float">
            <text:p>0.008417236742149</text:p>
          </table:table-cell>
          <table:table-cell office:value-type="float" office:value="0.00588216538638325" calcext:value-type="float">
            <text:p>0.005882165386383</text:p>
          </table:table-cell>
          <table:table-cell office:value-type="float" office:value="0.00256258422789951" calcext:value-type="float">
            <text:p>0.0025625842279</text:p>
          </table:table-cell>
        </table:table-row>
        <table:table-row table:style-name="ro1">
          <table:table-cell office:value-type="float" office:value="3.14448428153992" calcext:value-type="float">
            <text:p>3.14448428153992</text:p>
          </table:table-cell>
          <table:table-cell office:value-type="float" office:value="0.431648874282837" calcext:value-type="float">
            <text:p>0.431648874282837</text:p>
          </table:table-cell>
          <table:table-cell office:value-type="float" office:value="0.874381188118812" calcext:value-type="float">
            <text:p>0.874381188118812</text:p>
          </table:table-cell>
          <table:table-cell office:value-type="float" office:value="0.888460488603794" calcext:value-type="float">
            <text:p>0.88846048860379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90" calcext:value-type="float">
            <text:p>15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97058823529412" calcext:value-type="float">
            <text:p>0.897058823529412</text:p>
          </table:table-cell>
          <table:table-cell office:value-type="float" office:value="0.900928792569659" calcext:value-type="float">
            <text:p>0.900928792569659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0962902711376088" calcext:value-type="float">
            <text:p>0.096290271137609</text:p>
          </table:table-cell>
          <table:table-cell office:value-type="float" office:value="0.0084288207389321" calcext:value-type="float">
            <text:p>0.008428820738932</text:p>
          </table:table-cell>
          <table:table-cell office:value-type="float" office:value="0.0151998643109316" calcext:value-type="float">
            <text:p>0.015199864310932</text:p>
          </table:table-cell>
          <table:table-cell office:value-type="float" office:value="0.00440906623925481" calcext:value-type="float">
            <text:p>0.004409066239255</text:p>
          </table:table-cell>
        </table:table-row>
        <table:table-row table:style-name="ro1">
          <table:table-cell office:value-type="float" office:value="3.05121808052063" calcext:value-type="float">
            <text:p>3.05121808052063</text:p>
          </table:table-cell>
          <table:table-cell office:value-type="float" office:value="0.444834470748901" calcext:value-type="float">
            <text:p>0.444834470748901</text:p>
          </table:table-cell>
          <table:table-cell office:value-type="float" office:value="0.870668316831683" calcext:value-type="float">
            <text:p>0.870668316831683</text:p>
          </table:table-cell>
          <table:table-cell office:value-type="float" office:value="0.885829627980145" calcext:value-type="float">
            <text:p>0.8858296279801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10" calcext:value-type="float">
            <text:p>16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0535403503386052" calcext:value-type="float">
            <text:p>0.053540350338605</text:p>
          </table:table-cell>
          <table:table-cell office:value-type="float" office:value="0.0417514227041454" calcext:value-type="float">
            <text:p>0.041751422704145</text:p>
          </table:table-cell>
          <table:table-cell office:value-type="float" office:value="0.00218818993699242" calcext:value-type="float">
            <text:p>0.002188189936992</text:p>
          </table:table-cell>
          <table:table-cell office:value-type="float" office:value="0.00328865722330512" calcext:value-type="float">
            <text:p>0.003288657223305</text:p>
          </table:table-cell>
        </table:table-row>
        <table:table-row table:style-name="ro1">
          <table:table-cell office:value-type="float" office:value="3.10171251296997" calcext:value-type="float">
            <text:p>3.10171251296997</text:p>
          </table:table-cell>
          <table:table-cell office:value-type="float" office:value="0.448677206039429" calcext:value-type="float">
            <text:p>0.448677206039429</text:p>
          </table:table-cell>
          <table:table-cell office:value-type="float" office:value="0.870668316831683" calcext:value-type="float">
            <text:p>0.870668316831683</text:p>
          </table:table-cell>
          <table:table-cell office:value-type="float" office:value="0.887067898352405" calcext:value-type="float">
            <text:p>0.88706789835240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30" calcext:value-type="float">
            <text:p>16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93962848297214" calcext:value-type="float">
            <text:p>0.893962848297214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51393188854489" calcext:value-type="float">
            <text:p>0.851393188854489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139594728791115" calcext:value-type="float">
            <text:p>0.139594728791115</text:p>
          </table:table-cell>
          <table:table-cell office:value-type="float" office:value="0.0387359972232125" calcext:value-type="float">
            <text:p>0.038735997223213</text:p>
          </table:table-cell>
          <table:table-cell office:value-type="float" office:value="0.012397910649005" calcext:value-type="float">
            <text:p>0.012397910649005</text:p>
          </table:table-cell>
          <table:table-cell office:value-type="float" office:value="0.00437635538128263" calcext:value-type="float">
            <text:p>0.004376355381283</text:p>
          </table:table-cell>
        </table:table-row>
        <table:table-row table:style-name="ro1">
          <table:table-cell office:value-type="float" office:value="2.95056867599487" calcext:value-type="float">
            <text:p>2.95056867599487</text:p>
          </table:table-cell>
          <table:table-cell office:value-type="float" office:value="0.386252784729004" calcext:value-type="float">
            <text:p>0.386252784729004</text:p>
          </table:table-cell>
          <table:table-cell office:value-type="float" office:value="0.866336633663366" calcext:value-type="float">
            <text:p>0.866336633663366</text:p>
          </table:table-cell>
          <table:table-cell office:value-type="float" office:value="0.884901074851726" calcext:value-type="float">
            <text:p>0.88490107485172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79350348027842" calcext:value-type="float">
            <text:p>0.87935034802784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146668468961898" calcext:value-type="float">
            <text:p>0.146668468961898</text:p>
          </table:table-cell>
          <table:table-cell office:value-type="float" office:value="0.0609022562895073" calcext:value-type="float">
            <text:p>0.060902256289507</text:p>
          </table:table-cell>
          <table:table-cell office:value-type="float" office:value="0.00592503953795356" calcext:value-type="float">
            <text:p>0.005925039537954</text:p>
          </table:table-cell>
          <table:table-cell office:value-type="float" office:value="0.00321916806848496" calcext:value-type="float">
            <text:p>0.003219168068485</text:p>
          </table:table-cell>
        </table:table-row>
        <table:table-row table:style-name="ro1">
          <table:table-cell office:value-type="float" office:value="2.662433385849" calcext:value-type="float">
            <text:p>2.662433385849</text:p>
          </table:table-cell>
          <table:table-cell office:value-type="float" office:value="0.420053625106812" calcext:value-type="float">
            <text:p>0.420053625106812</text:p>
          </table:table-cell>
          <table:table-cell office:value-type="float" office:value="0.870049504950495" calcext:value-type="float">
            <text:p>0.870049504950495</text:p>
          </table:table-cell>
          <table:table-cell office:value-type="float" office:value="0.886139105782745" calcext:value-type="float">
            <text:p>0.8861391057827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89318885448916" calcext:value-type="float">
            <text:p>0.889318885448916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151820445039761" calcext:value-type="float">
            <text:p>0.151820445039761</text:p>
          </table:table-cell>
          <table:table-cell office:value-type="float" office:value="0.0041446062985001" calcext:value-type="float">
            <text:p>0.0041446062985</text:p>
          </table:table-cell>
          <table:table-cell office:value-type="float" office:value="0.00702386590820935" calcext:value-type="float">
            <text:p>0.007023865908209</text:p>
          </table:table-cell>
          <table:table-cell office:value-type="float" office:value="0.00289130006674875" calcext:value-type="float">
            <text:p>0.002891300066749</text:p>
          </table:table-cell>
        </table:table-row>
        <table:table-row table:style-name="ro1">
          <table:table-cell office:value-type="float" office:value="3.03839511871338" calcext:value-type="float">
            <text:p>3.03839511871338</text:p>
          </table:table-cell>
          <table:table-cell office:value-type="float" office:value="0.420267200469971" calcext:value-type="float">
            <text:p>0.420267200469971</text:p>
          </table:table-cell>
          <table:table-cell office:value-type="float" office:value="0.870668316831683" calcext:value-type="float">
            <text:p>0.870668316831683</text:p>
          </table:table-cell>
          <table:table-cell office:value-type="float" office:value="0.886138866341506" calcext:value-type="float">
            <text:p>0.88613886634150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87770897832817" calcext:value-type="float">
            <text:p>0.88777089783281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110866546184527" calcext:value-type="float">
            <text:p>0.110866546184527</text:p>
          </table:table-cell>
          <table:table-cell office:value-type="float" office:value="0.00123147275788786" calcext:value-type="float">
            <text:p>0.001231472757888</text:p>
          </table:table-cell>
          <table:table-cell office:value-type="float" office:value="0.00980986242178048" calcext:value-type="float">
            <text:p>0.00980986242178</text:p>
          </table:table-cell>
          <table:table-cell office:value-type="float" office:value="0.00214095764415494" calcext:value-type="float">
            <text:p>0.002140957644155</text:p>
          </table:table-cell>
        </table:table-row>
        <table:table-row table:style-name="ro1">
          <table:table-cell office:value-type="float" office:value="3.10310912132263" calcext:value-type="float">
            <text:p>3.10310912132263</text:p>
          </table:table-cell>
          <table:table-cell office:value-type="float" office:value="0.431008672714233" calcext:value-type="float">
            <text:p>0.431008672714233</text:p>
          </table:table-cell>
          <table:table-cell office:value-type="float" office:value="0.867574257425743" calcext:value-type="float">
            <text:p>0.867574257425743</text:p>
          </table:table-cell>
          <table:table-cell office:value-type="float" office:value="0.886139105782745" calcext:value-type="float">
            <text:p>0.8861391057827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89318885448916" calcext:value-type="float">
            <text:p>0.889318885448916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182225852810952" calcext:value-type="float">
            <text:p>0.182225852810952</text:p>
          </table:table-cell>
          <table:table-cell office:value-type="float" office:value="0.0100756807571581" calcext:value-type="float">
            <text:p>0.010075680757158</text:p>
          </table:table-cell>
          <table:table-cell office:value-type="float" office:value="0.00531785408226674" calcext:value-type="float">
            <text:p>0.005317854082267</text:p>
          </table:table-cell>
          <table:table-cell office:value-type="float" office:value="0.00324236342671862" calcext:value-type="float">
            <text:p>0.003242363426719</text:p>
          </table:table-cell>
        </table:table-row>
        <table:table-row table:style-name="ro1">
          <table:table-cell office:value-type="float" office:value="3.08700561523437" calcext:value-type="float">
            <text:p>3.08700561523437</text:p>
          </table:table-cell>
          <table:table-cell office:value-type="float" office:value="0.430232906341553" calcext:value-type="float">
            <text:p>0.430232906341553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886448823026585" calcext:value-type="float">
            <text:p>0.8864488230265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91640866873065" calcext:value-type="float">
            <text:p>0.891640866873065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175863709556377" calcext:value-type="float">
            <text:p>0.175863709556377</text:p>
          </table:table-cell>
          <table:table-cell office:value-type="float" office:value="0.0110599393763206" calcext:value-type="float">
            <text:p>0.011059939376321</text:p>
          </table:table-cell>
          <table:table-cell office:value-type="float" office:value="0.005926730173476" calcext:value-type="float">
            <text:p>0.005926730173476</text:p>
          </table:table-cell>
          <table:table-cell office:value-type="float" office:value="0.00387216525988802" calcext:value-type="float">
            <text:p>0.003872165259888</text:p>
          </table:table-cell>
        </table:table-row>
        <table:table-row table:style-name="ro1">
          <table:table-cell office:value-type="float" office:value="3.04125790596008" calcext:value-type="float">
            <text:p>3.04125790596008</text:p>
          </table:table-cell>
          <table:table-cell office:value-type="float" office:value="0.436141777038574" calcext:value-type="float">
            <text:p>0.436141777038574</text:p>
          </table:table-cell>
          <table:table-cell office:value-type="float" office:value="0.870049504950495" calcext:value-type="float">
            <text:p>0.870049504950495</text:p>
          </table:table-cell>
          <table:table-cell office:value-type="float" office:value="0.887686135633885" calcext:value-type="float">
            <text:p>0.8876861356338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90866873065015" calcext:value-type="float">
            <text:p>0.890866873065015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90951276102088" calcext:value-type="float">
            <text:p>0.890951276102088</text:p>
          </table:table-cell>
          <table:table-cell office:value-type="float" office:value="0.857585139318885" calcext:value-type="float">
            <text:p>0.857585139318885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149881997202007" calcext:value-type="float">
            <text:p>0.149881997202007</text:p>
          </table:table-cell>
          <table:table-cell office:value-type="float" office:value="0.00822355833816311" calcext:value-type="float">
            <text:p>0.008223558338163</text:p>
          </table:table-cell>
          <table:table-cell office:value-type="float" office:value="0.00800917396043293" calcext:value-type="float">
            <text:p>0.008009173960433</text:p>
          </table:table-cell>
          <table:table-cell office:value-type="float" office:value="0.00293264302350236" calcext:value-type="float">
            <text:p>0.002932643023502</text:p>
          </table:table-cell>
        </table:table-row>
        <table:table-row table:style-name="ro1">
          <table:table-cell office:value-type="float" office:value="3.08034448623657" calcext:value-type="float">
            <text:p>3.08034448623657</text:p>
          </table:table-cell>
          <table:table-cell office:value-type="float" office:value="0.434447526931763" calcext:value-type="float">
            <text:p>0.434447526931763</text:p>
          </table:table-cell>
          <table:table-cell office:value-type="float" office:value="0.868811881188119" calcext:value-type="float">
            <text:p>0.868811881188119</text:p>
          </table:table-cell>
          <table:table-cell office:value-type="float" office:value="0.886293066500016" calcext:value-type="float">
            <text:p>0.88629306650001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4674922600619" calcext:value-type="float">
            <text:p>0.884674922600619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51393188854489" calcext:value-type="float">
            <text:p>0.851393188854489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0757756169721359" calcext:value-type="float">
            <text:p>0.075775616972136</text:p>
          </table:table-cell>
          <table:table-cell office:value-type="float" office:value="0.00797313627055855" calcext:value-type="float">
            <text:p>0.007973136270559</text:p>
          </table:table-cell>
          <table:table-cell office:value-type="float" office:value="0.0123979690856695" calcext:value-type="float">
            <text:p>0.01239796908567</text:p>
          </table:table-cell>
          <table:table-cell office:value-type="float" office:value="0.00140374703364767" calcext:value-type="float">
            <text:p>0.001403747033648</text:p>
          </table:table-cell>
        </table:table-row>
        <table:table-row table:style-name="ro1">
          <table:table-cell office:value-type="float" office:value="3.02518625259399" calcext:value-type="float">
            <text:p>3.02518625259399</text:p>
          </table:table-cell>
          <table:table-cell office:value-type="float" office:value="0.436910676956177" calcext:value-type="float">
            <text:p>0.436910676956177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886293186220636" calcext:value-type="float">
            <text:p>0.88629318622063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0656604265431328" calcext:value-type="float">
            <text:p>0.065660426543133</text:p>
          </table:table-cell>
          <table:table-cell office:value-type="float" office:value="0.00783044405713128" calcext:value-type="float">
            <text:p>0.007830444057131</text:p>
          </table:table-cell>
          <table:table-cell office:value-type="float" office:value="0.00519004475920697" calcext:value-type="float">
            <text:p>0.005190044759207</text:p>
          </table:table-cell>
          <table:table-cell office:value-type="float" office:value="0.00469470127984026" calcext:value-type="float">
            <text:p>0.00469470127984</text:p>
          </table:table-cell>
        </table:table-row>
        <table:table-row table:style-name="ro1">
          <table:table-cell office:value-type="float" office:value="3.12811613082886" calcext:value-type="float">
            <text:p>3.12811613082886</text:p>
          </table:table-cell>
          <table:table-cell office:value-type="float" office:value="0.428939723968506" calcext:value-type="float">
            <text:p>0.428939723968506</text:p>
          </table:table-cell>
          <table:table-cell office:value-type="float" office:value="0.872524752475247" calcext:value-type="float">
            <text:p>0.872524752475247</text:p>
          </table:table-cell>
          <table:table-cell office:value-type="float" office:value="0.887686494795745" calcext:value-type="float">
            <text:p>0.8876864947957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10" calcext:value-type="float">
            <text:p>15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93188854489164" calcext:value-type="float">
            <text:p>0.893188854489164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90177880897138" calcext:value-type="float">
            <text:p>0.890177880897138</text:p>
          </table:table-cell>
          <table:table-cell office:value-type="float" office:value="0.159786592372727" calcext:value-type="float">
            <text:p>0.159786592372727</text:p>
          </table:table-cell>
          <table:table-cell office:value-type="float" office:value="0.00931259864981652" calcext:value-type="float">
            <text:p>0.009312598649817</text:p>
          </table:table-cell>
          <table:table-cell office:value-type="float" office:value="0.00486325398259985" calcext:value-type="float">
            <text:p>0.0048632539826</text:p>
          </table:table-cell>
          <table:table-cell office:value-type="float" office:value="0.00393248527486875" calcext:value-type="float">
            <text:p>0.003932485274869</text:p>
          </table:table-cell>
        </table:table-row>
        <table:table-row table:style-name="ro1">
          <table:table-cell office:value-type="float" office:value="3.114417552948" calcext:value-type="float">
            <text:p>3.114417552948</text:p>
          </table:table-cell>
          <table:table-cell office:value-type="float" office:value="0.431204700469971" calcext:value-type="float">
            <text:p>0.431204700469971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0.887995373995244" calcext:value-type="float">
            <text:p>0.88799537399524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90092879256966" calcext:value-type="float">
            <text:p>0.890092879256966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0639074282371596" calcext:value-type="float">
            <text:p>0.06390742823716</text:p>
          </table:table-cell>
          <table:table-cell office:value-type="float" office:value="0.00530945021385452" calcext:value-type="float">
            <text:p>0.005309450213855</text:p>
          </table:table-cell>
          <table:table-cell office:value-type="float" office:value="0.00786700222310728" calcext:value-type="float">
            <text:p>0.007867002223107</text:p>
          </table:table-cell>
          <table:table-cell office:value-type="float" office:value="0.00130308181775982" calcext:value-type="float">
            <text:p>0.00130308181776</text:p>
          </table:table-cell>
        </table:table-row>
        <table:table-row table:style-name="ro1">
          <table:table-cell office:value-type="float" office:value="3.10586590766907" calcext:value-type="float">
            <text:p>3.10586590766907</text:p>
          </table:table-cell>
          <table:table-cell office:value-type="float" office:value="0.436312627792358" calcext:value-type="float">
            <text:p>0.436312627792358</text:p>
          </table:table-cell>
          <table:table-cell office:value-type="float" office:value="0.868193069306931" calcext:value-type="float">
            <text:p>0.868193069306931</text:p>
          </table:table-cell>
          <table:table-cell office:value-type="float" office:value="0.887377855037485" calcext:value-type="float">
            <text:p>0.8873778550374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97832817337461" calcext:value-type="float">
            <text:p>0.89783281733746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90177880897138" calcext:value-type="float">
            <text:p>0.890177880897138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0306278573856872" calcext:value-type="float">
            <text:p>0.030627857385687</text:p>
          </table:table-cell>
          <table:table-cell office:value-type="float" office:value="0.00592097462680428" calcext:value-type="float">
            <text:p>0.005920974626804</text:p>
          </table:table-cell>
          <table:table-cell office:value-type="float" office:value="0.00746767871364777" calcext:value-type="float">
            <text:p>0.007467678713648</text:p>
          </table:table-cell>
          <table:table-cell office:value-type="float" office:value="0.00617195931193574" calcext:value-type="float">
            <text:p>0.006171959311936</text:p>
          </table:table-cell>
        </table:table-row>
        <table:table-row table:style-name="ro1">
          <table:table-cell office:value-type="float" office:value="3.14103345870972" calcext:value-type="float">
            <text:p>3.14103345870972</text:p>
          </table:table-cell>
          <table:table-cell office:value-type="float" office:value="0.434785079956055" calcext:value-type="float">
            <text:p>0.434785079956055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886447625820385" calcext:value-type="float">
            <text:p>0.8864476258203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390092879257" calcext:value-type="float">
            <text:p>0.88390092879257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92498066511988" calcext:value-type="float">
            <text:p>0.892498066511988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8631090487239" calcext:value-type="float">
            <text:p>0.8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0760758421899204" calcext:value-type="float">
            <text:p>0.076075842189921</text:p>
          </table:table-cell>
          <table:table-cell office:value-type="float" office:value="0.0042944557403637" calcext:value-type="float">
            <text:p>0.004294455740364</text:p>
          </table:table-cell>
          <table:table-cell office:value-type="float" office:value="0.00850754416851877" calcext:value-type="float">
            <text:p>0.008507544168519</text:p>
          </table:table-cell>
          <table:table-cell office:value-type="float" office:value="0.00396705480345275" calcext:value-type="float">
            <text:p>0.003967054803453</text:p>
          </table:table-cell>
        </table:table-row>
        <table:table-row table:style-name="ro1">
          <table:table-cell office:value-type="float" office:value="3.42322597503662" calcext:value-type="float">
            <text:p>3.42322597503662</text:p>
          </table:table-cell>
          <table:table-cell office:value-type="float" office:value="0.466958141326904" calcext:value-type="float">
            <text:p>0.466958141326904</text:p>
          </table:table-cell>
          <table:table-cell office:value-type="float" office:value="0.868811881188119" calcext:value-type="float">
            <text:p>0.868811881188119</text:p>
          </table:table-cell>
          <table:table-cell office:value-type="float" office:value="0.885983828138656" calcext:value-type="float">
            <text:p>0.88598382813865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5448916408669" calcext:value-type="float">
            <text:p>0.88544891640866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248280061385761" calcext:value-type="float">
            <text:p>0.248280061385761</text:p>
          </table:table-cell>
          <table:table-cell office:value-type="float" office:value="0.0168789514080422" calcext:value-type="float">
            <text:p>0.016878951408042</text:p>
          </table:table-cell>
          <table:table-cell office:value-type="float" office:value="0.00562448610724189" calcext:value-type="float">
            <text:p>0.005624486107242</text:p>
          </table:table-cell>
          <table:table-cell office:value-type="float" office:value="0.00351615024980102" calcext:value-type="float">
            <text:p>0.003516150249801</text:p>
          </table:table-cell>
        </table:table-row>
        <table:table-row table:style-name="ro1">
          <table:table-cell office:value-type="float" office:value="3.58094244003296" calcext:value-type="float">
            <text:p>3.58094244003296</text:p>
          </table:table-cell>
          <table:table-cell office:value-type="float" office:value="0.455816411972046" calcext:value-type="float">
            <text:p>0.455816411972046</text:p>
          </table:table-cell>
          <table:table-cell office:value-type="float" office:value="0.870049504950495" calcext:value-type="float">
            <text:p>0.870049504950495</text:p>
          </table:table-cell>
          <table:table-cell office:value-type="float" office:value="0.886756864181745" calcext:value-type="float">
            <text:p>0.8867568641817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312693498452" calcext:value-type="float">
            <text:p>0.8831269349845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1670533642691" calcext:value-type="float">
            <text:p>0.881670533642691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90177880897138" calcext:value-type="float">
            <text:p>0.890177880897138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42786386641976" calcext:value-type="float">
            <text:p>0.42786386641976</text:p>
          </table:table-cell>
          <table:table-cell office:value-type="float" office:value="0.0397340403353478" calcext:value-type="float">
            <text:p>0.039734040335348</text:p>
          </table:table-cell>
          <table:table-cell office:value-type="float" office:value="0.00885489297891305" calcext:value-type="float">
            <text:p>0.008854892978913</text:p>
          </table:table-cell>
          <table:table-cell office:value-type="float" office:value="0.00388681930622485" calcext:value-type="float">
            <text:p>0.003886819306225</text:p>
          </table:table-cell>
        </table:table-row>
        <table:table-row table:style-name="ro1">
          <table:table-cell office:value-type="float" office:value="3.74802703857422" calcext:value-type="float">
            <text:p>3.74802703857422</text:p>
          </table:table-cell>
          <table:table-cell office:value-type="float" office:value="0.486336660385132" calcext:value-type="float">
            <text:p>0.486336660385132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885984067579896" calcext:value-type="float">
            <text:p>0.88598406757989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886996904024768" calcext:value-type="float">
            <text:p>0.886996904024768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863777089783282" calcext:value-type="float">
            <text:p>0.863777089783282</text:p>
          </table:table-cell>
          <table:table-cell office:value-type="float" office:value="0.890177880897138" calcext:value-type="float">
            <text:p>0.890177880897138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422233415143155" calcext:value-type="float">
            <text:p>0.422233415143155</text:p>
          </table:table-cell>
          <table:table-cell office:value-type="float" office:value="0.0316059805979295" calcext:value-type="float">
            <text:p>0.03160598059793</text:p>
          </table:table-cell>
          <table:table-cell office:value-type="float" office:value="0.00588216538638325" calcext:value-type="float">
            <text:p>0.005882165386383</text:p>
          </table:table-cell>
          <table:table-cell office:value-type="float" office:value="0.00256258422789951" calcext:value-type="float">
            <text:p>0.0025625842279</text:p>
          </table:table-cell>
        </table:table-row>
        <table:table-row table:style-name="ro1">
          <table:table-cell office:value-type="float" office:value="4.32834205627441" calcext:value-type="float">
            <text:p>4.32834205627441</text:p>
          </table:table-cell>
          <table:table-cell office:value-type="float" office:value="0.486778926849365" calcext:value-type="float">
            <text:p>0.486778926849365</text:p>
          </table:table-cell>
          <table:table-cell office:value-type="float" office:value="0.871905940594059" calcext:value-type="float">
            <text:p>0.871905940594059</text:p>
          </table:table-cell>
          <table:table-cell office:value-type="float" office:value="0.887531576313515" calcext:value-type="float">
            <text:p>0.88753157631351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91640866873065" calcext:value-type="float">
            <text:p>0.891640866873065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86687306501548" calcext:value-type="float">
            <text:p>0.86687306501548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463637949103943" calcext:value-type="float">
            <text:p>0.463637949103943</text:p>
          </table:table-cell>
          <table:table-cell office:value-type="float" office:value="0.0384122945261028" calcext:value-type="float">
            <text:p>0.038412294526103</text:p>
          </table:table-cell>
          <table:table-cell office:value-type="float" office:value="0.00454794927027162" calcext:value-type="float">
            <text:p>0.004547949270272</text:p>
          </table:table-cell>
          <table:table-cell office:value-type="float" office:value="0.00309433700587109" calcext:value-type="float">
            <text:p>0.003094337005871</text:p>
          </table:table-cell>
        </table:table-row>
        <table:table-row table:style-name="ro1">
          <table:table-cell office:value-type="float" office:value="3.73373522758484" calcext:value-type="float">
            <text:p>3.73373522758484</text:p>
          </table:table-cell>
          <table:table-cell office:value-type="float" office:value="0.538671636581421" calcext:value-type="float">
            <text:p>0.538671636581421</text:p>
          </table:table-cell>
          <table:table-cell office:value-type="float" office:value="0.874381188118812" calcext:value-type="float">
            <text:p>0.874381188118812</text:p>
          </table:table-cell>
          <table:table-cell office:value-type="float" office:value="0.888460488603794" calcext:value-type="float">
            <text:p>0.88846048860379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590" calcext:value-type="float">
            <text:p>15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97058823529412" calcext:value-type="float">
            <text:p>0.897058823529412</text:p>
          </table:table-cell>
          <table:table-cell office:value-type="float" office:value="0.900928792569659" calcext:value-type="float">
            <text:p>0.900928792569659</text:p>
          </table:table-cell>
          <table:table-cell office:value-type="float" office:value="0.887857695282289" calcext:value-type="float">
            <text:p>0.88785769528228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54489164086687" calcext:value-type="float">
            <text:p>0.854489164086687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337317042128984" calcext:value-type="float">
            <text:p>0.337317042128984</text:p>
          </table:table-cell>
          <table:table-cell office:value-type="float" office:value="0.0516062850990961" calcext:value-type="float">
            <text:p>0.051606285099096</text:p>
          </table:table-cell>
          <table:table-cell office:value-type="float" office:value="0.0151998643109316" calcext:value-type="float">
            <text:p>0.015199864310932</text:p>
          </table:table-cell>
          <table:table-cell office:value-type="float" office:value="0.00440906623925481" calcext:value-type="float">
            <text:p>0.004409066239255</text:p>
          </table:table-cell>
        </table:table-row>
        <table:table-row table:style-name="ro1">
          <table:table-cell office:value-type="float" office:value="3.86784572601318" calcext:value-type="float">
            <text:p>3.86784572601318</text:p>
          </table:table-cell>
          <table:table-cell office:value-type="float" office:value="0.4843825340271" calcext:value-type="float">
            <text:p>0.4843825340271</text:p>
          </table:table-cell>
          <table:table-cell office:value-type="float" office:value="0.873143564356436" calcext:value-type="float">
            <text:p>0.873143564356436</text:p>
          </table:table-cell>
          <table:table-cell office:value-type="float" office:value="0.885984307021135" calcext:value-type="float">
            <text:p>0.88598430702113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037037037037" calcext:value-type="float">
            <text:p>0.87037037037037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2443928847641" calcext:value-type="float">
            <text:p>0.882443928847641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7084300077339" calcext:value-type="float">
            <text:p>0.887084300077339</text:p>
          </table:table-cell>
          <table:table-cell office:value-type="float" office:value="0.26997069631879" calcext:value-type="float">
            <text:p>0.26997069631879</text:p>
          </table:table-cell>
          <table:table-cell office:value-type="float" office:value="0.0459455190059247" calcext:value-type="float">
            <text:p>0.045945519005925</text:p>
          </table:table-cell>
          <table:table-cell office:value-type="float" office:value="0.0072922531559914" calcext:value-type="float">
            <text:p>0.007292253155991</text:p>
          </table:table-cell>
          <table:table-cell office:value-type="float" office:value="0.00298438454905329" calcext:value-type="float">
            <text:p>0.002984384549053</text:p>
          </table:table-cell>
        </table:table-row>
        <table:table-row table:style-name="ro1">
          <table:table-cell office:value-type="float" office:value="3.8144106388092" calcext:value-type="float">
            <text:p>3.8144106388092</text:p>
          </table:table-cell>
          <table:table-cell office:value-type="float" office:value="0.462497472763061" calcext:value-type="float">
            <text:p>0.462497472763061</text:p>
          </table:table-cell>
          <table:table-cell office:value-type="float" office:value="0.870668316831683" calcext:value-type="float">
            <text:p>0.870668316831683</text:p>
          </table:table-cell>
          <table:table-cell office:value-type="float" office:value="0.885829627980145" calcext:value-type="float">
            <text:p>0.88582962798014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10" calcext:value-type="float">
            <text:p>16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67283950617284" calcext:value-type="float">
            <text:p>0.867283950617284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476411446249" calcext:value-type="float">
            <text:p>0.88476411446249</text:p>
          </table:table-cell>
          <table:table-cell office:value-type="float" office:value="0.384782956919817" calcext:value-type="float">
            <text:p>0.384782956919817</text:p>
          </table:table-cell>
          <table:table-cell office:value-type="float" office:value="0.0565359120292769" calcext:value-type="float">
            <text:p>0.056535912029277</text:p>
          </table:table-cell>
          <table:table-cell office:value-type="float" office:value="0.00218818993699242" calcext:value-type="float">
            <text:p>0.002188189936992</text:p>
          </table:table-cell>
          <table:table-cell office:value-type="float" office:value="0.00328865722330512" calcext:value-type="float">
            <text:p>0.003288657223305</text:p>
          </table:table-cell>
        </table:table-row>
        <table:table-row table:style-name="ro1">
          <table:table-cell office:value-type="float" office:value="3.76176099777222" calcext:value-type="float">
            <text:p>3.76176099777222</text:p>
          </table:table-cell>
          <table:table-cell office:value-type="float" office:value="0.504767084121704" calcext:value-type="float">
            <text:p>0.504767084121704</text:p>
          </table:table-cell>
          <table:table-cell office:value-type="float" office:value="0.868193069306931" calcext:value-type="float">
            <text:p>0.868193069306931</text:p>
          </table:table-cell>
          <table:table-cell office:value-type="float" office:value="0.886138986062126" calcext:value-type="float">
            <text:p>0.88613898606212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58024691358025" calcext:value-type="float">
            <text:p>0.858024691358025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69969040247678" calcext:value-type="float">
            <text:p>0.869969040247678</text:p>
          </table:table-cell>
          <table:table-cell office:value-type="float" office:value="0.883990719257541" calcext:value-type="float">
            <text:p>0.883990719257541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91724671307038" calcext:value-type="float">
            <text:p>0.891724671307038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3217324052591" calcext:value-type="float">
            <text:p>0.883217324052591</text:p>
          </table:table-cell>
          <table:table-cell office:value-type="float" office:value="0.309862042623311" calcext:value-type="float">
            <text:p>0.309862042623311</text:p>
          </table:table-cell>
          <table:table-cell office:value-type="float" office:value="0.0618092589372565" calcext:value-type="float">
            <text:p>0.061809258937257</text:p>
          </table:table-cell>
          <table:table-cell office:value-type="float" office:value="0.00786452462970176" calcext:value-type="float">
            <text:p>0.007864524629702</text:p>
          </table:table-cell>
          <table:table-cell office:value-type="float" office:value="0.00342565407969481" calcext:value-type="float">
            <text:p>0.003425654079695</text:p>
          </table:table-cell>
        </table:table-row>
        <table:table-row table:style-name="ro1">
          <table:table-cell office:value-type="float" office:value="3.94843335151672" calcext:value-type="float">
            <text:p>3.94843335151672</text:p>
          </table:table-cell>
          <table:table-cell office:value-type="float" office:value="0.468335866928101" calcext:value-type="float">
            <text:p>0.468335866928101</text:p>
          </table:table-cell>
          <table:table-cell office:value-type="float" office:value="0.870668316831683" calcext:value-type="float">
            <text:p>0.870668316831683</text:p>
          </table:table-cell>
          <table:table-cell office:value-type="float" office:value="0.887067898352405" calcext:value-type="float">
            <text:p>0.88706789835240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30" calcext:value-type="float">
            <text:p>16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64197530864197" calcext:value-type="float">
            <text:p>0.864197530864197</text:p>
          </table:table-cell>
          <table:table-cell office:value-type="float" office:value="0.893962848297214" calcext:value-type="float">
            <text:p>0.893962848297214</text:p>
          </table:table-cell>
          <table:table-cell office:value-type="float" office:value="0.888544891640867" calcext:value-type="float">
            <text:p>0.888544891640867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3065015479876" calcext:value-type="float">
            <text:p>0.873065015479876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51393188854489" calcext:value-type="float">
            <text:p>0.851393188854489</text:p>
          </table:table-cell>
          <table:table-cell office:value-type="float" office:value="0.880897138437742" calcext:value-type="float">
            <text:p>0.880897138437742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9404485692189" calcext:value-type="float">
            <text:p>0.889404485692189</text:p>
          </table:table-cell>
          <table:table-cell office:value-type="float" office:value="0.395382584959951" calcext:value-type="float">
            <text:p>0.395382584959951</text:p>
          </table:table-cell>
          <table:table-cell office:value-type="float" office:value="0.0227183863869253" calcext:value-type="float">
            <text:p>0.022718386386925</text:p>
          </table:table-cell>
          <table:table-cell office:value-type="float" office:value="0.012397910649005" calcext:value-type="float">
            <text:p>0.012397910649005</text:p>
          </table:table-cell>
          <table:table-cell office:value-type="float" office:value="0.00437635538128263" calcext:value-type="float">
            <text:p>0.004376355381283</text:p>
          </table:table-cell>
        </table:table-row>
        <table:table-row table:style-name="ro1">
          <table:table-cell office:value-type="float" office:value="3.3183883190155" calcext:value-type="float">
            <text:p>3.3183883190155</text:p>
          </table:table-cell>
          <table:table-cell office:value-type="float" office:value="0.385681867599487" calcext:value-type="float">
            <text:p>0.385681867599487</text:p>
          </table:table-cell>
          <table:table-cell office:value-type="float" office:value="0.872524752475247" calcext:value-type="float">
            <text:p>0.872524752475247</text:p>
          </table:table-cell>
          <table:table-cell office:value-type="float" office:value="0.885210792095566" calcext:value-type="float">
            <text:p>0.88521079209556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Pipeline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7037037037037" calcext:value-type="float">
            <text:p>0.87037037037037</text:p>
          </table:table-cell>
          <table:table-cell office:value-type="float" office:value="0.887770897832817" calcext:value-type="float">
            <text:p>0.887770897832817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0123743232792" calcext:value-type="float">
            <text:p>0.880123743232792</text:p>
          </table:table-cell>
          <table:table-cell office:value-type="float" office:value="0.879256965944273" calcext:value-type="float">
            <text:p>0.879256965944273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860681114551083" calcext:value-type="float">
            <text:p>0.860681114551083</text:p>
          </table:table-cell>
          <table:table-cell office:value-type="float" office:value="0.88553750966744" calcext:value-type="float">
            <text:p>0.88553750966744</text:p>
          </table:table-cell>
          <table:table-cell office:value-type="float" office:value="0.876160990712074" calcext:value-type="float">
            <text:p>0.876160990712074</text:p>
          </table:table-cell>
          <table:table-cell office:value-type="float" office:value="0.88631090487239" calcext:value-type="float">
            <text:p>0.88631090487239</text:p>
          </table:table-cell>
          <table:table-cell office:value-type="float" office:value="0.547094967622971" calcext:value-type="float">
            <text:p>0.547094967622971</text:p>
          </table:table-cell>
          <table:table-cell office:value-type="float" office:value="0.064303755905586" calcext:value-type="float">
            <text:p>0.064303755905586</text:p>
          </table:table-cell>
          <table:table-cell office:value-type="float" office:value="0.00658119370746397" calcext:value-type="float">
            <text:p>0.006581193707464</text:p>
          </table:table-cell>
          <table:table-cell office:value-type="float" office:value="0.00264421815035717" calcext:value-type="float">
            <text:p>0.002644218150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7:45:16.237014809</dc:date>
    <meta:editing-duration>PT49S</meta:editing-duration>
    <meta:editing-cycles>1</meta:editing-cycles>
    <meta:document-statistic meta:table-count="1" meta:cell-count="1656" meta:object-count="0"/>
    <meta:generator>LibreOffice/5.2.7.2$Linux_X86_64 LibreOffice_project/20m0$Build-2</meta:generator>
  </office:meta>
</office:document-meta>
</file>